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1bfb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1bfb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1bfb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1bfb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1bfb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1bfb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1bfb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1bfb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1bfb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1bfb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1bfb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1bfb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1bfb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1bfb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1bfb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1bfb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1bfb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 Juan Pablo   Sequeyra Olivero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8/2/2013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1481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5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rima   Oliveros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514816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28.4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68" meta:non-whitespace-character-count="996"/>
    <meta:template xlink:type="simple" xlink:actuate="onRequest" xlink:title="Normal" xlink:href=""/>
  </office:meta>
</office:document-meta>
</file>